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MiB Mem free</text:p>
          </table:table-cell>
          <table:table-cell table:style-name="ce1" office:value-type="string" calcext:value-type="string">
            <text:p>MiB Swap free</text:p>
          </table:table-cell>
          <table:table-cell table:style-name="ce1" office:value-type="string" calcext:value-type="string">
            <text:p>Working script virtual memory</text:p>
          </table:table-cell>
          <table:table-cell>
            <draw:frame table:end-cell-address="Лист1.H13" table:end-x="0.4638in" table:end-y="0.0311in" draw:z-index="1" draw:name="Mim Mem free" draw:style-name="gr1" draw:text-style-name="P1" svg:width="4.2185in" svg:height="2.6047in" svg:x="0.6988in" svg:y="0.052in">
              <draw:object draw:notify-on-update-of-ranges="Лист1.A2:Лист1.A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1" office:value-type="float" office:value="764.1" calcext:value-type="float">
            <text:p>764.1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172384" calcext:value-type="float">
            <text:p>172384</text:p>
          </table:table-cell>
          <table:table-cell table:number-columns-repeated="61"/>
        </table:table-row>
        <table:table-row table:style-name="ro1">
          <table:table-cell table:style-name="ce1" office:value-type="float" office:value="678.2" calcext:value-type="float">
            <text:p>678.2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261484" calcext:value-type="float">
            <text:p>261484</text:p>
          </table:table-cell>
          <table:table-cell table:number-columns-repeated="4"/>
          <table:table-cell>
            <draw:frame table:end-cell-address="Лист1.M23" table:end-x="0.9307in" table:end-y="0.0677in" draw:z-index="2" draw:name="Chart 3" draw:style-name="gr1" draw:text-style-name="P1" svg:width="5.7697in" svg:height="3.5508in" svg:x="0.7272in" svg:y="0.0724in">
              <draw:object draw:notify-on-update-of-ranges="Лист1.C2:Лист1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style-name="ce1" office:value-type="float" office:value="591.3" calcext:value-type="float">
            <text:p>591.3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351112" calcext:value-type="float">
            <text:p>351112</text:p>
          </table:table-cell>
          <table:table-cell table:number-columns-repeated="61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440608" calcext:value-type="float">
            <text:p>440608</text:p>
          </table:table-cell>
          <table:table-cell table:number-columns-repeated="61"/>
        </table:table-row>
        <table:table-row table:style-name="ro1">
          <table:table-cell table:style-name="ce1" office:value-type="float" office:value="429.3" calcext:value-type="float">
            <text:p>429.3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529972" calcext:value-type="float">
            <text:p>529972</text:p>
          </table:table-cell>
          <table:table-cell table:number-columns-repeated="61"/>
        </table:table-row>
        <table:table-row table:style-name="ro1">
          <table:table-cell table:style-name="ce1" office:value-type="float" office:value="341.1" calcext:value-type="float">
            <text:p>341.1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619600" calcext:value-type="float">
            <text:p>619600</text:p>
          </table:table-cell>
          <table:table-cell table:number-columns-repeated="61"/>
        </table:table-row>
        <table:table-row table:style-name="ro1">
          <table:table-cell table:style-name="ce1" office:value-type="float" office:value="254.5" calcext:value-type="float">
            <text:p>254.5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709360" calcext:value-type="float">
            <text:p>709360</text:p>
          </table:table-cell>
          <table:table-cell table:number-columns-repeated="61"/>
        </table:table-row>
        <table:table-row table:style-name="ro1">
          <table:table-cell table:style-name="ce1" office:value-type="float" office:value="164.9" calcext:value-type="float">
            <text:p>164.9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799120" calcext:value-type="float">
            <text:p>799120</text:p>
          </table:table-cell>
          <table:table-cell table:number-columns-repeated="61"/>
        </table:table-row>
        <table:table-row table:style-name="ro1">
          <table:table-cell table:style-name="ce1" office:value-type="float" office:value="114.4" calcext:value-type="float">
            <text:p>114.4</text:p>
          </table:table-cell>
          <table:table-cell table:style-name="ce1" office:value-type="float" office:value="1994" calcext:value-type="float">
            <text:p>1994</text:p>
          </table:table-cell>
          <table:table-cell table:style-name="ce2" office:value-type="float" office:value="888616" calcext:value-type="float">
            <text:p>888616</text:p>
          </table:table-cell>
          <table:table-cell table:number-columns-repeated="61"/>
        </table:table-row>
        <table:table-row table:style-name="ro1">
          <table:table-cell table:style-name="ce1" office:value-type="float" office:value="123.3" calcext:value-type="float">
            <text:p>123.3</text:p>
          </table:table-cell>
          <table:table-cell table:style-name="ce1" office:value-type="float" office:value="1991.2" calcext:value-type="float">
            <text:p>1991.2</text:p>
          </table:table-cell>
          <table:table-cell table:style-name="ce2" office:value-type="float" office:value="977716" calcext:value-type="float">
            <text:p>977716</text:p>
          </table:table-cell>
          <table:table-cell table:number-columns-repeated="6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990" calcext:value-type="float">
            <text:p>1990</text:p>
          </table:table-cell>
          <table:table-cell table:style-name="ce2" office:value-type="float" office:value="1066420" calcext:value-type="float">
            <text:p>1066420</text:p>
          </table:table-cell>
          <table:table-cell table:number-columns-repeated="61"/>
        </table:table-row>
        <table:table-row table:style-name="ro1">
          <table:table-cell table:style-name="ce1" office:value-type="float" office:value="109.2" calcext:value-type="float">
            <text:p>109.2</text:p>
          </table:table-cell>
          <table:table-cell table:style-name="ce1" office:value-type="float" office:value="1988.7" calcext:value-type="float">
            <text:p>1988.7</text:p>
          </table:table-cell>
          <table:table-cell table:style-name="ce2" office:value-type="float" office:value="1155784" calcext:value-type="float">
            <text:p>1155784</text:p>
          </table:table-cell>
          <table:table-cell>
            <draw:frame table:end-cell-address="Лист1.H25" table:end-x="0.4638in" table:end-y="0.135in" draw:z-index="0" draw:name="Chart 1" draw:style-name="gr1" draw:text-style-name="P1" svg:width="4.2185in" svg:height="2.6031in" svg:x="0.6988in" svg:y="0.6488in">
              <draw:object draw:notify-on-update-of-ranges="Лист1.B2:Лист1.B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1" office:value-type="float" office:value="119.8" calcext:value-type="float">
            <text:p>119.8</text:p>
          </table:table-cell>
          <table:table-cell table:style-name="ce1" office:value-type="float" office:value="1985.7" calcext:value-type="float">
            <text:p>1985.7</text:p>
          </table:table-cell>
          <table:table-cell table:style-name="ce2" office:value-type="float" office:value="1245280" calcext:value-type="float">
            <text:p>1245280</text:p>
          </table:table-cell>
          <table:table-cell table:number-columns-repeated="61"/>
        </table:table-row>
        <table:table-row table:style-name="ro1">
          <table:table-cell table:style-name="ce1" office:value-type="float" office:value="107.1" calcext:value-type="float">
            <text:p>107.1</text:p>
          </table:table-cell>
          <table:table-cell table:style-name="ce1" office:value-type="float" office:value="1984.7" calcext:value-type="float">
            <text:p>1984.7</text:p>
          </table:table-cell>
          <table:table-cell table:style-name="ce2" office:value-type="float" office:value="1334908" calcext:value-type="float">
            <text:p>1334908</text:p>
          </table:table-cell>
          <table:table-cell table:number-columns-repeated="61"/>
        </table:table-row>
        <table:table-row table:style-name="ro1">
          <table:table-cell table:style-name="ce1" office:value-type="float" office:value="129.1" calcext:value-type="float">
            <text:p>129.1</text:p>
          </table:table-cell>
          <table:table-cell table:style-name="ce1" office:value-type="float" office:value="1979.2" calcext:value-type="float">
            <text:p>1979.2</text:p>
          </table:table-cell>
          <table:table-cell table:style-name="ce2" office:value-type="float" office:value="1424668" calcext:value-type="float">
            <text:p>1424668</text:p>
          </table:table-cell>
          <table:table-cell table:number-columns-repeated="61"/>
        </table:table-row>
        <table:table-row table:style-name="ro1">
          <table:table-cell table:style-name="ce1" office:value-type="float" office:value="123.1" calcext:value-type="float">
            <text:p>123.1</text:p>
          </table:table-cell>
          <table:table-cell table:style-name="ce1" office:value-type="float" office:value="1973.2" calcext:value-type="float">
            <text:p>1973.2</text:p>
          </table:table-cell>
          <table:table-cell table:style-name="ce2" office:value-type="float" office:value="1512844" calcext:value-type="float">
            <text:p>1512844</text:p>
          </table:table-cell>
          <table:table-cell table:number-columns-repeated="61"/>
        </table:table-row>
        <table:table-row table:style-name="ro1">
          <table:table-cell table:style-name="ce1" office:value-type="float" office:value="116.1" calcext:value-type="float">
            <text:p>116.1</text:p>
          </table:table-cell>
          <table:table-cell table:style-name="ce1" office:value-type="float" office:value="1970.7" calcext:value-type="float">
            <text:p>1970.7</text:p>
          </table:table-cell>
          <table:table-cell table:style-name="ce2" office:value-type="float" office:value="1601680" calcext:value-type="float">
            <text:p>1601680</text:p>
          </table:table-cell>
          <table:table-cell table:number-columns-repeated="61"/>
        </table:table-row>
        <table:table-row table:style-name="ro1">
          <table:table-cell table:style-name="ce1" office:value-type="float" office:value="107.2" calcext:value-type="float">
            <text:p>107.2</text:p>
          </table:table-cell>
          <table:table-cell table:style-name="ce1" office:value-type="float" office:value="1964" calcext:value-type="float">
            <text:p>1964</text:p>
          </table:table-cell>
          <table:table-cell table:style-name="ce2" office:value-type="float" office:value="1689856" calcext:value-type="float">
            <text:p>1689856</text:p>
          </table:table-cell>
          <table:table-cell table:number-columns-repeated="6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957.7" calcext:value-type="float">
            <text:p>1957.7</text:p>
          </table:table-cell>
          <table:table-cell table:style-name="ce2" office:value-type="float" office:value="1782124" calcext:value-type="float">
            <text:p>1782124</text:p>
          </table:table-cell>
          <table:table-cell table:number-columns-repeated="6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928.2" calcext:value-type="float">
            <text:p>1928.2</text:p>
          </table:table-cell>
          <table:table-cell table:style-name="ce2" office:value-type="float" office:value="1873336" calcext:value-type="float">
            <text:p>1873336</text:p>
          </table:table-cell>
          <table:table-cell table:number-columns-repeated="6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814" calcext:value-type="float">
            <text:p>1814</text:p>
          </table:table-cell>
          <table:table-cell table:style-name="ce2" office:value-type="float" office:value="1979992" calcext:value-type="float">
            <text:p>1979992</text:p>
          </table:table-cell>
          <table:table-cell table:number-columns-repeated="61"/>
        </table:table-row>
        <table:table-row table:style-name="ro1">
          <table:table-cell table:style-name="ce1" office:value-type="float" office:value="106.5" calcext:value-type="float">
            <text:p>106.5</text:p>
          </table:table-cell>
          <table:table-cell table:style-name="ce1" office:value-type="float" office:value="1737.5" calcext:value-type="float">
            <text:p>1737.5</text:p>
          </table:table-cell>
          <table:table-cell table:style-name="ce2" office:value-type="float" office:value="2074372" calcext:value-type="float">
            <text:p>2074372</text:p>
          </table:table-cell>
          <table:table-cell table:number-columns-repeated="61"/>
        </table:table-row>
        <table:table-row table:style-name="ro1">
          <table:table-cell table:style-name="ce1" office:value-type="float" office:value="110.8" calcext:value-type="float">
            <text:p>110.8</text:p>
          </table:table-cell>
          <table:table-cell table:style-name="ce1" office:value-type="float" office:value="1643" calcext:value-type="float">
            <text:p>1643</text:p>
          </table:table-cell>
          <table:table-cell table:style-name="ce2" office:value-type="float" office:value="2169676" calcext:value-type="float">
            <text:p>2169676</text:p>
          </table:table-cell>
          <table:table-cell table:number-columns-repeated="61"/>
        </table:table-row>
        <table:table-row table:style-name="ro1">
          <table:table-cell table:style-name="ce1" office:value-type="float" office:value="110.4" calcext:value-type="float">
            <text:p>110.4</text:p>
          </table:table-cell>
          <table:table-cell table:style-name="ce1" office:value-type="float" office:value="1542.7" calcext:value-type="float">
            <text:p>1542.7</text:p>
          </table:table-cell>
          <table:table-cell table:style-name="ce2" office:value-type="float" office:value="2271976" calcext:value-type="float">
            <text:p>2271976</text:p>
          </table:table-cell>
          <table:table-cell table:number-columns-repeated="61"/>
        </table:table-row>
        <table:table-row table:style-name="ro1">
          <table:table-cell table:style-name="ce1" office:value-type="float" office:value="111.7" calcext:value-type="float">
            <text:p>111.7</text:p>
          </table:table-cell>
          <table:table-cell table:style-name="ce1" office:value-type="float" office:value="1452.5" calcext:value-type="float">
            <text:p>1452.5</text:p>
          </table:table-cell>
          <table:table-cell table:style-name="ce2" office:value-type="float" office:value="2369656" calcext:value-type="float">
            <text:p>2369656</text:p>
          </table:table-cell>
          <table:table-cell table:number-columns-repeated="61"/>
        </table:table-row>
        <table:table-row table:style-name="ro1">
          <table:table-cell table:style-name="ce1" office:value-type="float" office:value="112.8" calcext:value-type="float">
            <text:p>112.8</text:p>
          </table:table-cell>
          <table:table-cell table:style-name="ce1" office:value-type="float" office:value="1368.5" calcext:value-type="float">
            <text:p>1368.5</text:p>
          </table:table-cell>
          <table:table-cell table:style-name="ce2" office:value-type="float" office:value="2465752" calcext:value-type="float">
            <text:p>2465752</text:p>
          </table:table-cell>
          <table:table-cell table:number-columns-repeated="61"/>
        </table:table-row>
        <table:table-row table:style-name="ro1">
          <table:table-cell table:style-name="ce1" office:value-type="float" office:value="107.3" calcext:value-type="float">
            <text:p>107.3</text:p>
          </table:table-cell>
          <table:table-cell table:style-name="ce1" office:value-type="float" office:value="1257.9" calcext:value-type="float">
            <text:p>1257.9</text:p>
          </table:table-cell>
          <table:table-cell table:style-name="ce2" office:value-type="float" office:value="2573992" calcext:value-type="float">
            <text:p>2573992</text:p>
          </table:table-cell>
          <table:table-cell table:number-columns-repeated="61"/>
        </table:table-row>
        <table:table-row table:style-name="ro1"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119.5" calcext:value-type="float">
            <text:p>1119.5</text:p>
          </table:table-cell>
          <table:table-cell table:style-name="ce2" office:value-type="float" office:value="2702824" calcext:value-type="float">
            <text:p>2702824</text:p>
          </table:table-cell>
          <table:table-cell table:number-columns-repeated="6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06" calcext:value-type="float">
            <text:p>1006</text:p>
          </table:table-cell>
          <table:table-cell table:style-name="ce2" office:value-type="float" office:value="2820964" calcext:value-type="float">
            <text:p>2820964</text:p>
          </table:table-cell>
          <table:table-cell table:number-columns-repeated="61"/>
        </table:table-row>
        <table:table-row table:style-name="ro1">
          <table:table-cell table:style-name="ce1" office:value-type="float" office:value="112.6" calcext:value-type="float">
            <text:p>112.6</text:p>
          </table:table-cell>
          <table:table-cell table:style-name="ce1" office:value-type="float" office:value="907.7" calcext:value-type="float">
            <text:p>907.7</text:p>
          </table:table-cell>
          <table:table-cell table:style-name="ce2" office:value-type="float" office:value="2919172" calcext:value-type="float">
            <text:p>2919172</text:p>
          </table:table-cell>
          <table:table-cell table:number-columns-repeated="61"/>
        </table:table-row>
        <table:table-row table:style-name="ro1">
          <table:table-cell table:style-name="ce1" office:value-type="float" office:value="115.9" calcext:value-type="float">
            <text:p>115.9</text:p>
          </table:table-cell>
          <table:table-cell table:style-name="ce1" office:value-type="float" office:value="765.4" calcext:value-type="float">
            <text:p>765.4</text:p>
          </table:table-cell>
          <table:table-cell table:style-name="ce2" office:value-type="float" office:value="3038632" calcext:value-type="float">
            <text:p>3038632</text:p>
          </table:table-cell>
          <table:table-cell table:number-columns-repeated="61"/>
        </table:table-row>
        <table:table-row table:style-name="ro1">
          <table:table-cell table:style-name="ce1" office:value-type="float" office:value="107.8" calcext:value-type="float">
            <text:p>107.8</text:p>
          </table:table-cell>
          <table:table-cell table:style-name="ce1" office:value-type="float" office:value="677.5" calcext:value-type="float">
            <text:p>677.5</text:p>
          </table:table-cell>
          <table:table-cell table:style-name="ce2" office:value-type="float" office:value="3138424" calcext:value-type="float">
            <text:p>3138424</text:p>
          </table:table-cell>
          <table:table-cell table:number-columns-repeated="61"/>
        </table:table-row>
        <table:table-row table:style-name="ro1">
          <table:table-cell table:style-name="ce1" office:value-type="float" office:value="115.6" calcext:value-type="float">
            <text:p>115.6</text:p>
          </table:table-cell>
          <table:table-cell table:style-name="ce1" office:value-type="float" office:value="599.5" calcext:value-type="float">
            <text:p>599.5</text:p>
          </table:table-cell>
          <table:table-cell table:style-name="ce2" office:value-type="float" office:value="3233200" calcext:value-type="float">
            <text:p>3233200</text:p>
          </table:table-cell>
          <table:table-cell table:number-columns-repeated="61"/>
        </table:table-row>
        <table:table-row table:style-name="ro1">
          <table:table-cell table:style-name="ce1" office:value-type="float" office:value="112.4" calcext:value-type="float">
            <text:p>112.4</text:p>
          </table:table-cell>
          <table:table-cell table:style-name="ce1" office:value-type="float" office:value="513.4" calcext:value-type="float">
            <text:p>513.4</text:p>
          </table:table-cell>
          <table:table-cell table:style-name="ce2" office:value-type="float" office:value="3332596" calcext:value-type="float">
            <text:p>3332596</text:p>
          </table:table-cell>
          <table:table-cell table:number-columns-repeated="61"/>
        </table:table-row>
        <table:table-row table:style-name="ro1">
          <table:table-cell table:style-name="ce1" office:value-type="float" office:value="104.8" calcext:value-type="float">
            <text:p>104.8</text:p>
          </table:table-cell>
          <table:table-cell table:style-name="ce1" office:value-type="float" office:value="398.2" calcext:value-type="float">
            <text:p>398.2</text:p>
          </table:table-cell>
          <table:table-cell table:style-name="ce2" office:value-type="float" office:value="3428296" calcext:value-type="float">
            <text:p>3428296</text:p>
          </table:table-cell>
          <table:table-cell table:number-columns-repeated="61"/>
        </table:table-row>
        <table:table-row table:style-name="ro1">
          <table:table-cell table:style-name="ce1" office:value-type="float" office:value="121.8" calcext:value-type="float">
            <text:p>121.8</text:p>
          </table:table-cell>
          <table:table-cell table:style-name="ce1" office:value-type="float" office:value="296.7" calcext:value-type="float">
            <text:p>296.7</text:p>
          </table:table-cell>
          <table:table-cell table:style-name="ce2" office:value-type="float" office:value="3522544" calcext:value-type="float">
            <text:p>3522544</text:p>
          </table:table-cell>
          <table:table-cell table:number-columns-repeated="61"/>
        </table:table-row>
        <table:table-row table:style-name="ro1">
          <table:table-cell table:style-name="ce1" office:value-type="float" office:value="111.2" calcext:value-type="float">
            <text:p>111.2</text:p>
          </table:table-cell>
          <table:table-cell table:style-name="ce1" office:value-type="float" office:value="218.2" calcext:value-type="float">
            <text:p>218.2</text:p>
          </table:table-cell>
          <table:table-cell table:style-name="ce2" office:value-type="float" office:value="3622732" calcext:value-type="float">
            <text:p>3622732</text:p>
          </table:table-cell>
          <table:table-cell table:number-columns-repeated="61"/>
        </table:table-row>
        <table:table-row table:style-name="ro1">
          <table:table-cell table:style-name="ce1" office:value-type="float" office:value="113.9" calcext:value-type="float">
            <text:p>113.9</text:p>
          </table:table-cell>
          <table:table-cell table:style-name="ce1" office:value-type="float" office:value="140.7" calcext:value-type="float">
            <text:p>140.7</text:p>
          </table:table-cell>
          <table:table-cell table:style-name="ce2" office:value-type="float" office:value="3726484" calcext:value-type="float">
            <text:p>3726484</text:p>
          </table:table-cell>
          <table:table-cell table:number-columns-repeated="61"/>
        </table:table-row>
        <table:table-row table:style-name="ro1">
          <table:table-cell table:style-name="ce1" office:value-type="float" office:value="92.9" calcext:value-type="float">
            <text:p>92.9</text:p>
          </table:table-cell>
          <table:table-cell table:style-name="ce1" office:value-type="float" office:value="13.5" calcext:value-type="float">
            <text:p>13.5</text:p>
          </table:table-cell>
          <table:table-cell table:style-name="ce2" office:value-type="float" office:value="3856636" calcext:value-type="float">
            <text:p>3856636</text:p>
          </table:table-cell>
          <table:table-cell table:number-columns-repeated="61"/>
        </table:table-row>
        <table:table-row table:style-name="ro1"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928444" calcext:value-type="float">
            <text:p>3928444</text:p>
          </table:table-cell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8:04:56.30465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5T18:06:52.915000935</dc:date>
    <meta:editing-duration>PT1M56S</meta:editing-duration>
    <meta:editing-cycles>1</meta:editing-cycles>
    <meta:document-statistic meta:table-count="1" meta:cell-count="1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716cm" svg:height="6.613cm" xlink:href=".." xlink:type="simple" chart:class="chart:line" chart:style-name="ch1">
        <chart:title svg:x="3.833cm" svg:y="0.268cm" chart:style-name="ch2">
          <text:p>MiB Swap free</text:p>
        </chart:title>
        <chart:legend chart:legend-position="end" svg:x="7.864cm" svg:y="3.007cm" style:legend-expansion="high" chart:style-name="ch3"/>
        <chart:plot-area chart:style-name="ch4" table:cell-range-address="Лист1.B2:Лист1.B41" svg:x="0.214cm" svg:y="1.179cm" svg:width="7.436cm" svg:height="5.302cm">
          <chartooo:coordinate-region svg:x="1.056cm" svg:y="1.179cm" svg:width="6.594cm" svg:height="4.4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Лист1.B2:Лист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1.2">
                <text:p>199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8.7">
                <text:p>198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5.7">
                <text:p>198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4.7">
                <text:p>198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9.2">
                <text:p>197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3.2">
                <text:p>197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0.7">
                <text:p>197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7.7">
                <text:p>1957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8.2">
                <text:p>1928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2.7">
                <text:p>154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2.5">
                <text:p>145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8.5">
                <text:p>136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7.9">
                <text:p>1257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9.5">
                <text:p>111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7.7">
                <text:p>90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5.4">
                <text:p>765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7.5">
                <text:p>6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9.5">
                <text:p>59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3.4">
                <text:p>51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8.2">
                <text:p>39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.7">
                <text:p>296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.2">
                <text:p>218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716cm" svg:height="6.617cm" xlink:href=".." xlink:type="simple" chart:class="chart:line" chart:style-name="ch1">
        <chart:title svg:x="3.886cm" svg:y="0.268cm" chart:style-name="ch2">
          <text:p>MiB Mem free</text:p>
        </chart:title>
        <chart:legend chart:legend-position="end" svg:x="7.864cm" svg:y="3.009cm" style:legend-expansion="high" chart:style-name="ch3"/>
        <chart:plot-area chart:style-name="ch4" table:cell-range-address="Лист1.A2:Лист1.A41" svg:x="0.214cm" svg:y="1.179cm" svg:width="7.436cm" svg:height="5.306cm">
          <chartooo:coordinate-region svg:x="0.871cm" svg:y="1.179cm" svg:width="6.779cm" svg:height="4.4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2:Лист1.A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4.1">
                <text:p>764.1</text:p>
                <draw:g>
                  <svg:desc>Лист1.A2:Лист1.A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8.2">
                <text:p>67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.3">
                <text:p>59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.3">
                <text:p>42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656cm" svg:height="9.02cm" xlink:href=".." xlink:type="simple" chart:class="chart:line" chart:style-name="ch1">
        <chart:title svg:x="4.255cm" svg:y="0.316cm" chart:style-name="ch2">
          <text:p>Working script virtual memory</text:p>
        </chart:title>
        <chart:legend chart:legend-position="end" svg:x="11.804cm" svg:y="4.211cm" style:legend-expansion="high" chart:style-name="ch3"/>
        <chart:plot-area chart:style-name="ch4" table:cell-range-address="Лист1.C2:Лист1.C41" svg:x="0.293cm" svg:y="1.275cm" svg:width="11.218cm" svg:height="7.565cm">
          <chartooo:coordinate-region svg:x="1.69cm" svg:y="1.275cm" svg:width="9.681cm" svg:height="6.7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C2:Лист1.C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384">
                <text:p>172384</text:p>
                <draw:g>
                  <svg:desc>Лист1.C2:Лист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484">
                <text:p>26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1112">
                <text:p>351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608">
                <text:p>440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9972">
                <text:p>529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9600">
                <text:p>619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9360">
                <text:p>709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120">
                <text:p>799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8616">
                <text:p>888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7716">
                <text:p>977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6420">
                <text:p>10664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5784">
                <text:p>1155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5280">
                <text:p>1245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4908">
                <text:p>1334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4668">
                <text:p>1424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2844">
                <text:p>1512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680">
                <text:p>160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9856">
                <text:p>1689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2124">
                <text:p>178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3336">
                <text:p>1873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9992">
                <text:p>1979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4372">
                <text:p>2074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9676">
                <text:p>2169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1976">
                <text:p>2271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9656">
                <text:p>2369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65752">
                <text:p>2465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73992">
                <text:p>2573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2824">
                <text:p>2702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0964">
                <text:p>2820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9172">
                <text:p>2919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8632">
                <text:p>3038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8424">
                <text:p>3138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33200">
                <text:p>3233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2596">
                <text:p>3332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28296">
                <text:p>3428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22544">
                <text:p>3522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22732">
                <text:p>3622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6484">
                <text:p>3726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56636">
                <text:p>3856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8444">
                <text:p>3928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